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sertation</text:p>
      <text:p text:style-name="P2">Autor: Mohammad Ali Rostami</text:p>
      <text:p text:style-name="P2">Titel: Combining partial Jacobian computation and preconditioning: New heuristics, educational modules, and applications</text:p>
      <text:p text:style-name="P2"/>
      <text:p text:style-name="P3">Gutachter</text:p>
      <text:p text:style-name="P2">Prof. Martin Bücker</text:p>
      <text:p text:style-name="P2">Chair for Advanced Computing</text:p>
      <text:p text:style-name="P2">Department of Mathematics and Computer Science</text:p>
      <text:p text:style-name="P2">FSU Jena</text:p>
      <text:p text:style-name="P2"/>
      <text:p text:style-name="P2">Prof. Trond Steihaug</text:p>
      <text:p text:style-name="P2">Department of Informatics</text:p>
      <text:p text:style-name="P2">University of Bergen</text:p>
      <text:p text:style-name="P2">P.O. Box 7803</text:p>
      <text:p text:style-name="P2">N-5020 Bergen, Norway</text:p>
      <text:p text:style-name="P2"/>
      <text:p text:style-name="P3">Kommission</text:p>
      <text:p text:style-name="Standard"><text:span text:style-name="Absatz-Standardschriftart"><text:span text:style-name="T4">Vorsitzender</text:span></text:span><text:span text:style-name="Absatz-Standardschriftart"><text:span text:style-name="T3">: </text:span></text:span><text:span text:style-name="T2">Prof. Dr. Andreas Löhne</text:span></text:p>
      <text:p text:style-name="P2">Prof. Martin Mundhenk</text:p>
      <text:p text:style-name="P2">Prof. Martin Bücker</text:p>
      <text:p text:style-name="P2">Prof. Trond Steihaug</text:p>
      <text:p text:style-name="P2">Prof. Clemens Beckstein</text:p>
      <text:p text:style-name="P2">Prof. Gerhard Zumbusch</text:p>
      <text:p text:style-name="P2">Dr. Sören Lau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2" style:display-name="Überschrift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3-30T09:08:00Z</meta:creation-date>
    <dc:date>2017-03-30T16:03:17.268987601</dc:date>
    <meta:editing-cycles>6</meta:editing-cycles>
    <meta:editing-duration>PT4H57M26S</meta:editing-duration>
    <meta:print-date>2017-03-30T11:34:25.383934247</meta:print-date>
    <meta:document-statistic meta:table-count="0" meta:image-count="0" meta:object-count="0" meta:page-count="1" meta:paragraph-count="21" meta:word-count="73" meta:character-count="534" meta:non-whitespace-character-count="482"/>
    <meta:template xlink:type="simple" xlink:actuate="onRequest" xlink:title="" xlink:href="Normal.dotm"/>
  </office:meta>
</office:document-meta>
</file>